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66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3.8cm" svg:height="2.8cm" svg:x="0.4cm" svg:y="2.3cm">
          <draw:text-box>
            <text:p>def my_new_meth <text:s text:c="2"/>( arg1, arg2='2', arg3 )</text:p>
            <text:p/>
            <text:p>end</text:p>
          </draw:text-box>
        </draw:frame>
        <draw:custom-shape draw:style-name="gr2" draw:text-style-name="P1" xml:id="id2" draw:id="id2" draw:layer="layout" svg:width="0.4cm" svg:height="0.8cm" svg:x="6.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3cm" svg:height="0.8cm" svg:x="5.8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9cm" svg:height="0.8cm" svg:x="9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0.8cm" svg:x="12.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6cm" svg:height="1cm" svg:x="6.2cm" svg:y="2.3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1" draw:id="id1" draw:layer="layout" svg:width="2.8cm" svg:height="0.962cm" svg:x="3.7cm" svg:y="0.238cm">
          <draw:text-box>
            <text:p text:style-name="P2">optional</text:p>
          </draw:text-box>
        </draw:frame>
        <draw:connector draw:style-name="gr4" draw:text-style-name="P1" draw:layer="layout" draw:type="curve" svg:x1="5.1cm" svg:y1="1.2cm" svg:x2="6.5cm" svg:y2="2.4cm" draw:start-shape="id1" draw:start-glue-point="2" draw:end-shape="id2" draw:end-glue-point="0" svg:d="M5100 1200c0 900 1400 300 1400 1200" svg:viewBox="0 0 1401 1201">
          <text:p/>
        </draw:connector>
        <draw:connector draw:style-name="gr4" draw:text-style-name="P1" draw:layer="layout" draw:type="curve" svg:x1="5.1cm" svg:y1="1.2cm" svg:x2="12.5cm" svg:y2="2.4cm" draw:start-shape="id1" draw:start-glue-point="2" draw:end-shape="id3" draw:end-glue-point="0" svg:d="M5100 1200c0 900 7400 300 7400 1200" svg:viewBox="0 0 7401 1201">
          <text:p/>
        </draw:connector>
        <draw:frame draw:style-name="gr3" draw:text-style-name="P2" xml:id="id4" draw:id="id4" draw:layer="layout" svg:width="1.9cm" svg:height="0.962cm" svg:x="1.1cm" svg:y="0.238cm">
          <draw:text-box>
            <text:p text:style-name="P2">? ! =</text:p>
          </draw:text-box>
        </draw:frame>
        <draw:connector draw:style-name="gr4" draw:text-style-name="P1" draw:layer="layout" draw:type="curve" svg:x1="2.05cm" svg:y1="1.2cm" svg:x2="5.95cm" svg:y2="2.4cm" draw:start-shape="id4" draw:start-glue-point="2" draw:end-shape="id5" draw:end-glue-point="0" svg:d="M2050 1200c0 900 3900 300 3900 1200" svg:viewBox="0 0 3901 1201">
          <text:p/>
        </draw:connector>
        <draw:frame draw:style-name="gr3" draw:text-style-name="P2" xml:id="id6" draw:id="id6" draw:layer="layout" svg:width="5cm" svg:height="1.072cm" svg:x="7.1cm" svg:y="0.238cm">
          <draw:text-box>
            <text:p text:style-name="P2">无参数时可不写</text:p>
          </draw:text-box>
        </draw:frame>
        <draw:connector draw:style-name="gr4" draw:text-style-name="P1" draw:layer="layout" draw:type="curve" svg:x1="12.1cm" svg:y1="0.774cm" svg:x2="12.8cm" svg:y2="2.8cm" draw:start-shape="id6" draw:end-shape="id7" draw:end-glue-point="1" svg:d="M12100 774c1801 0 1451 2026 700 2026" svg:viewBox="0 0 1313 2027">
          <text:p/>
        </draw:connector>
        <draw:frame draw:style-name="gr3" draw:text-style-name="P2" xml:id="id8" draw:id="id8" draw:layer="layout" svg:width="4.1cm" svg:height="0.962cm" svg:x="8.6cm" svg:y="4.3cm">
          <draw:text-box>
            <text:p text:style-name="P2">default value</text:p>
          </draw:text-box>
        </draw:frame>
        <draw:connector draw:style-name="gr4" draw:text-style-name="P1" draw:layer="layout" draw:type="curve" svg:x1="10.65cm" svg:y1="4.3cm" svg:x2="10.15cm" svg:y2="3.2cm" draw:start-shape="id8" draw:start-glue-point="0" draw:end-shape="id9" draw:end-glue-point="2" svg:d="M10650 4300c0-823-500-274-500-1100" svg:viewBox="0 0 501 1101">
          <text:p/>
        </draw:connector>
        <draw:frame draw:style-name="gr3" draw:text-style-name="P2" xml:id="id10" draw:id="id10" draw:layer="layout" svg:width="16.6cm" svg:height="4.847cm" svg:x="1.1cm" svg:y="5.753cm">
          <draw:text-box>
            <text:p text:style-name="P2">参数不够时，优先赋值给无default的argument：</text:p>
            <text:p text:style-name="P2">my_new_meth 1,2 <text:s text:c="2"/>=&gt;1,'2',2</text:p>
            <text:p text:style-name="P2">还是不够时：</text:p>
            <text:p text:style-name="P2">my_new_meth 1 <text:s text:c="3"/>=&gt; wrong number of arguments</text:p>
            <text:p text:style-name="P2">太多时：</text:p>
            <text:p text:style-name="P2">my_new_meth 1,2,3,4 <text:s text:c="3"/>=&gt; wrong number of arguments</text:p>
          </draw:text-box>
        </draw:frame>
        <draw:connector draw:style-name="gr4" draw:text-style-name="P1" draw:layer="layout" draw:type="curve" svg:x1="10.65cm" svg:y1="5.262cm" svg:x2="9.4cm" svg:y2="5.753cm" draw:start-shape="id8" draw:start-glue-point="2" draw:end-shape="id10" draw:end-glue-point="0" svg:d="M10650 5262c0 369-1250 124-1250 491" svg:viewBox="0 0 1251 4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1cm" fo:margin-bottom="0.11cm" fo:margin-left="0.091cm" fo:margin-right="0.093cm" fo:page-width="1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14:10:34.063000000</meta:creation-date>
    <dc:date>2015-04-25T14:30:33.576000000</dc:date>
    <meta:editing-duration>PT4M35S</meta:editing-duration>
    <meta:editing-cycles>3</meta:editing-cycles>
    <meta:generator>LibreOffice/4.2.6.2$Windows_x86 LibreOffice_project/185f2ce4dcc34af9bd97dec29e6d42c39557298f</meta:generator>
    <meta:document-statistic meta:object-count="17"/>
  </office:meta>
</office:document-meta>
</file>